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60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6.289in" svg:height="3.5449in" svg:x="0.5819in" svg:y="3.1165in">
            <draw:object draw:notify-on-update-of-ranges="工作表1.H11:工作表1.H16 工作表1.A10:工作表1.A15 工作表1.K11:工作表1.K16 工作表1.A10:工作表1.A15 工作表1.A10:工作表1.A15 工作表1.M9:工作表1.M9 工作表1.N11:工作表1.N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894in" svg:height="3.5453in" svg:x="7.672in" svg:y="3.2106in">
            <draw:object draw:notify-on-update-of-ranges="工作表1.G9:工作表1.G9 工作表1.I11:工作表1.I16 工作表1.A10:工作表1.A15 工作表1.G9:工作表1.G9 工作表1.A10:工作表1.A15 工作表1.J9:工作表1.J9 工作表1.L11:工作表1.L16 工作表1.G9:工作表1.G9 工作表1.A10:工作表1.A15 工作表1.M9:工作表1.M9 工作表1.O11:工作表1.O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style-name="ce2" office:value-type="string" table:number-columns-spanned="3" table:number-rows-spanned="1">
            <text:p>DFS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BFS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MST(prim)</text:p>
          </table:table-cell>
          <table:covered-table-cell table:number-columns-repeated="2" table:style-name="ce1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1" office:value-type="string">
            <text:p>input size</text:p>
          </table:table-cell>
          <table:table-cell table:style-name="ce1" office:value-type="string">
            <text:p>vertices/edges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  <table:table-cell table:style-name="ce1" office:value-type="string">
            <text:p>vertices/edges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  <table:table-cell table:style-name="ce1" office:value-type="string">
            <text:p>vertices/edges</text:p>
          </table:table-cell>
          <table:table-cell table:style-name="ce1" office:value-type="string">
            <text:p>runtime(s)</text:p>
          </table:table-cell>
          <table:table-cell table:style-name="ce1" office:value-type="string">
            <text:p>memory(MB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/>
          <table:table-cell table:style-name="ce1" office:value-type="string">
            <text:p>n4</text:p>
          </table:table-cell>
          <table:table-cell table:style-name="ce1" table:formula="of:=[.A10]/[.B10]" office:value-type="float" office:value="1.33333333333333">
            <text:p>1.3333333333</text:p>
          </table:table-cell>
          <table:table-cell table:style-name="ce1" office:value-type="float" office:value="0.000135">
            <text:p>0.000135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0]/[.C10]" office:value-type="float" office:value="1.33333333333333">
            <text:p>1.3333333333</text:p>
          </table:table-cell>
          <table:table-cell table:style-name="ce3" office:value-type="float" office:value="0.000067">
            <text:p>6.70E-005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0]/[.D10]" office:value-type="float" office:value="1.33333333333333">
            <text:p>1.3333333333</text:p>
          </table:table-cell>
          <table:table-cell table:style-name="ce3" office:value-type="float" office:value="0.000064">
            <text:p>6.40E-005</text:p>
          </table:table-cell>
          <table:table-cell table:style-name="ce1" office:value-type="float" office:value="3.38672">
            <text:p>3.386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99">
            <text:p>99</text:p>
          </table:table-cell>
          <table:table-cell/>
          <table:table-cell table:style-name="ce1" office:value-type="string">
            <text:p>n10</text:p>
          </table:table-cell>
          <table:table-cell table:style-name="ce1" table:formula="of:=[.A11]/[.B11]" office:value-type="float" office:value="1.11111111111111">
            <text:p>1.1111111111</text:p>
          </table:table-cell>
          <table:table-cell table:style-name="ce1" office:value-type="float" office:value="0.000118">
            <text:p>0.000118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1]/[.C11]" office:value-type="float" office:value="1.11111111111111">
            <text:p>1.1111111111</text:p>
          </table:table-cell>
          <table:table-cell table:style-name="ce3" office:value-type="float" office:value="0.000092">
            <text:p>9.20E-005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1]/[.D11]" office:value-type="float" office:value="1.11111111111111">
            <text:p>1.1111111111</text:p>
          </table:table-cell>
          <table:table-cell table:style-name="ce1" office:value-type="float" office:value="0.000112">
            <text:p>0.000112</text:p>
          </table:table-cell>
          <table:table-cell table:style-name="ce1" office:value-type="float" office:value="3.38672">
            <text:p>3.3867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999">
            <text:p>999</text:p>
          </table:table-cell>
          <table:table-cell/>
          <table:table-cell table:style-name="ce1" office:value-type="string">
            <text:p>n100</text:p>
          </table:table-cell>
          <table:table-cell table:style-name="ce1" table:formula="of:=[.A12]/[.B12]" office:value-type="float" office:value="1.01010101010101">
            <text:p>1.0101010101</text:p>
          </table:table-cell>
          <table:table-cell table:style-name="ce1" office:value-type="float" office:value="0.018962">
            <text:p>0.018962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2]/[.C12]" office:value-type="float" office:value="1.01010101010101">
            <text:p>1.0101010101</text:p>
          </table:table-cell>
          <table:table-cell table:style-name="ce1" office:value-type="float" office:value="0.000537">
            <text:p>0.000537</text:p>
          </table:table-cell>
          <table:table-cell table:style-name="ce1" office:value-type="float" office:value="3.38672">
            <text:p>3.38672</text:p>
          </table:table-cell>
          <table:table-cell table:style-name="ce1" table:formula="of:=[.A12]/[.D12]" office:value-type="float" office:value="1.01010101010101">
            <text:p>1.0101010101</text:p>
          </table:table-cell>
          <table:table-cell table:style-name="ce1" office:value-type="float" office:value="0.001304">
            <text:p>0.001304</text:p>
          </table:table-cell>
          <table:table-cell table:style-name="ce1" office:value-type="float" office:value="3.38672">
            <text:p>3.3867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number-columns-repeated="3" office:value-type="float" office:value="9999">
            <text:p>9999</text:p>
          </table:table-cell>
          <table:table-cell/>
          <table:table-cell table:style-name="ce1" office:value-type="string">
            <text:p>n1000</text:p>
          </table:table-cell>
          <table:table-cell table:style-name="ce1" table:formula="of:=[.A13]/[.B13]" office:value-type="float" office:value="1.001001001001">
            <text:p>1.001001001</text:p>
          </table:table-cell>
          <table:table-cell table:style-name="ce1" office:value-type="float" office:value="0.00499">
            <text:p>0.00499</text:p>
          </table:table-cell>
          <table:table-cell table:style-name="ce1" office:value-type="float" office:value="3.64453">
            <text:p>3.64453</text:p>
          </table:table-cell>
          <table:table-cell table:style-name="ce1" table:formula="of:=[.A13]/[.C13]" office:value-type="float" office:value="1.001001001001">
            <text:p>1.001001001</text:p>
          </table:table-cell>
          <table:table-cell table:style-name="ce1" office:value-type="float" office:value="0.004957">
            <text:p>0.004957</text:p>
          </table:table-cell>
          <table:table-cell table:style-name="ce1" office:value-type="float" office:value="3.64453">
            <text:p>3.64453</text:p>
          </table:table-cell>
          <table:table-cell table:style-name="ce1" table:formula="of:=[.A13]/[.D13]" office:value-type="float" office:value="1.001001001001">
            <text:p>1.001001001</text:p>
          </table:table-cell>
          <table:table-cell table:style-name="ce1" office:value-type="float" office:value="0.068045">
            <text:p>0.068045</text:p>
          </table:table-cell>
          <table:table-cell table:style-name="ce1" office:value-type="float" office:value="3.64453">
            <text:p>3.64453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number-columns-repeated="3" office:value-type="float" office:value="49999">
            <text:p>49999</text:p>
          </table:table-cell>
          <table:table-cell/>
          <table:table-cell table:style-name="ce1" office:value-type="string">
            <text:p>n10000</text:p>
          </table:table-cell>
          <table:table-cell table:style-name="ce1" table:formula="of:=[.A14]/[.B14]" office:value-type="float" office:value="1.000100010001">
            <text:p>1.00010001</text:p>
          </table:table-cell>
          <table:table-cell table:style-name="ce1" office:value-type="float" office:value="0.05199">
            <text:p>0.05199</text:p>
          </table:table-cell>
          <table:table-cell table:style-name="ce1" office:value-type="float" office:value="6.21094">
            <text:p>6.21094</text:p>
          </table:table-cell>
          <table:table-cell table:style-name="ce1" table:formula="of:=[.A14]/[.C14]" office:value-type="float" office:value="1.000100010001">
            <text:p>1.00010001</text:p>
          </table:table-cell>
          <table:table-cell table:style-name="ce1" office:value-type="float" office:value="0.052033">
            <text:p>0.052033</text:p>
          </table:table-cell>
          <table:table-cell table:style-name="ce1" office:value-type="float" office:value="6.21094">
            <text:p>6.21094</text:p>
          </table:table-cell>
          <table:table-cell table:style-name="ce1" table:formula="of:=[.A14]/[.D14]" office:value-type="float" office:value="1.000100010001">
            <text:p>1.00010001</text:p>
          </table:table-cell>
          <table:table-cell table:style-name="ce1" office:value-type="float" office:value="6.20682">
            <text:p>6.20682</text:p>
          </table:table-cell>
          <table:table-cell table:style-name="ce1" office:value-type="float" office:value="6.21094">
            <text:p>6.21094</text:p>
          </table:table-cell>
        </table:table-row>
        <table:table-row table:style-name="ro1">
          <table:table-cell table:number-columns-repeated="5"/>
          <table:table-cell table:style-name="ce1" office:value-type="string">
            <text:p>n50000</text:p>
          </table:table-cell>
          <table:table-cell table:style-name="ce1" table:formula="of:=[.A15]/[.B15]" office:value-type="float" office:value="1.00002000040001">
            <text:p>1.0000200004</text:p>
          </table:table-cell>
          <table:table-cell table:style-name="ce1" office:value-type="float" office:value="0.281314">
            <text:p>0.281314</text:p>
          </table:table-cell>
          <table:table-cell table:style-name="ce1" office:value-type="float" office:value="18.8516">
            <text:p>18.8516</text:p>
          </table:table-cell>
          <table:table-cell table:style-name="ce1" table:formula="of:=[.A15]/[.C15]" office:value-type="float" office:value="1.00002000040001">
            <text:p>1.0000200004</text:p>
          </table:table-cell>
          <table:table-cell table:style-name="ce1" office:value-type="float" office:value="0.372306">
            <text:p>0.372306</text:p>
          </table:table-cell>
          <table:table-cell table:style-name="ce1" office:value-type="float" office:value="18.8555">
            <text:p>18.8555</text:p>
          </table:table-cell>
          <table:table-cell table:style-name="ce1" table:formula="of:=[.A15]/[.D15]" office:value-type="float" office:value="1.00002000040001">
            <text:p>1.0000200004</text:p>
          </table:table-cell>
          <table:table-cell table:style-name="ce1" office:value-type="float" office:value="163.812">
            <text:p>163.812</text:p>
          </table:table-cell>
          <table:table-cell table:style-name="ce1" office:value-type="float" office:value="19.0469">
            <text:p>19.0469</text:p>
          </table:table-cell>
        </table:table-row>
      </table:table>
      <table:table table:name="工作表2" table:style-name="ta1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9T10:39:14</meta:creation-date>
    <dc:date>2012-05-19T12:02:00</dc:date>
    <meta:editing-duration>PT5M15S</meta:editing-duration>
    <meta:editing-cycles>1</meta:editing-cycles>
    <meta:document-statistic meta:table-count="3" meta:cell-count="97" meta:object-count="2"/>
    <meta:generator>LibreOffice/3.5$Linux_x86 LibreOffice_project/350m1$Build-1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title svg:x="6.316cm" svg:y="0.316cm" chart:style-name="ch2">
          <text:p>Running Time(s)</text:p>
        </chart:title>
        <chart:legend chart:legend-position="end" svg:x="13.043cm" svg:y="3.705cm" style:legend-expansion="high" chart:style-name="ch3"/>
        <chart:plot-area chart:style-name="ch4" table:cell-range-address="工作表1.A10:工作表1.A15 工作表1.G9:工作表1.G9 工作表1.H11:工作表1.H16 工作表1.J9:工作表1.J9 工作表1.K11:工作表1.K16 工作表1.M9:工作表1.M9 工作表1.N11:工作表1.N16" chart:data-source-has-labels="row" svg:x="1.33cm" svg:y="1.635cm" svg:width="11.075cm" svg:height="6.209cm">
          <chartooo:coordinate-region svg:x="3.248cm" svg:y="1.835cm" svg:width="8.693cm" svg:height="5.362cm"/>
          <chart:axis chart:dimension="x" chart:name="primary-x" chart:style-name="ch5">
            <chart:title svg:x="4.865cm" svg:y="8.024cm" chart:style-name="ch6">
              <text:p>data size(number of vertex)</text:p>
            </chart:title>
          </chart:axis>
          <chart:axis chart:dimension="y" chart:name="primary-y" chart:style-name="ch7">
            <chart:title svg:x="0.451cm" svg:y="5.312cm" chart:style-name="ch8">
              <text:p>time(s)</text:p>
            </chart:title>
            <chart:grid chart:style-name="ch9" chart:class="major"/>
          </chart:axis>
          <chart:series chart:style-name="ch10" chart:values-cell-range-address="工作表1.H11:工作表1.H16" chart:label-cell-address="工作表1.G9:工作表1.G9" chart:class="chart:scatter">
            <chart:domain table:cell-range-address="工作表1.A10:工作表1.A15"/>
            <chart:data-point chart:repeated="6"/>
          </chart:series>
          <chart:series chart:style-name="ch11" chart:values-cell-range-address="工作表1.K11:工作表1.K16" chart:label-cell-address="工作表1.J9:工作表1.J9" chart:class="chart:scatter">
            <chart:data-point chart:repeated="6"/>
          </chart:series>
          <chart:series chart:style-name="ch12" chart:values-cell-range-address="工作表1.N11:工作表1.N16" chart:label-cell-address="工作表1.M9:工作表1.M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DFS</text:p>
                <draw:g>
                  <svg:desc>工作表1.G9:工作表1.G9</svg:desc>
                </draw:g>
              </table:table-cell>
              <table:table-cell office:value-type="string">
                <text:p>BFS</text:p>
                <draw:g>
                  <svg:desc>工作表1.J9:工作表1.J9</svg:desc>
                </draw:g>
              </table:table-cell>
              <table:table-cell office:value-type="string">
                <text:p>MST(prim)</text:p>
                <draw:g>
                  <svg:desc>工作表1.M9:工作表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工作表1.A10:工作表1.A15</svg:desc>
                </draw:g>
              </table:table-cell>
              <table:table-cell office:value-type="float" office:value="0.000135">
                <text:p>0.000135</text:p>
                <draw:g>
                  <svg:desc>工作表1.H11:工作表1.H16</svg:desc>
                </draw:g>
              </table:table-cell>
              <table:table-cell office:value-type="float" office:value="0.000067">
                <text:p>0.000067</text:p>
                <draw:g>
                  <svg:desc>工作表1.K11:工作表1.K16</svg:desc>
                </draw:g>
              </table:table-cell>
              <table:table-cell office:value-type="float" office:value="0.000064">
                <text:p>0.000064</text:p>
                <draw:g>
                  <svg:desc>工作表1.N11:工作表1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8962">
                <text:p>0.018962</text:p>
              </table:table-cell>
              <table:table-cell office:value-type="float" office:value="0.000537">
                <text:p>0.000537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499">
                <text:p>0.00499</text:p>
              </table:table-cell>
              <table:table-cell office:value-type="float" office:value="0.004957">
                <text:p>0.004957</text:p>
              </table:table-cell>
              <table:table-cell office:value-type="float" office:value="0.068045">
                <text:p>0.068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5199">
                <text:p>0.05199</text:p>
              </table:table-cell>
              <table:table-cell office:value-type="float" office:value="0.052033">
                <text:p>0.052033</text:p>
              </table:table-cell>
              <table:table-cell office:value-type="float" office:value="6.20682">
                <text:p>6.2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281314">
                <text:p>0.281314</text:p>
              </table:table-cell>
              <table:table-cell office:value-type="float" office:value="0.372306">
                <text:p>0.372306</text:p>
              </table:table-cell>
              <table:table-cell office:value-type="float" office:value="163.812">
                <text:p>163.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6cm" svg:height="9.006cm" xlink:href=".." xlink:type="simple" chart:class="chart:scatter" chart:style-name="ch1">
        <chart:title svg:x="6cm" svg:y="0.316cm" chart:style-name="ch2">
          <text:p>Memory usage(MB)</text:p>
        </chart:title>
        <chart:legend chart:legend-position="end" svg:x="13.044cm" svg:y="3.706cm" style:legend-expansion="high" chart:style-name="ch3"/>
        <chart:plot-area chart:style-name="ch4" table:cell-range-address="工作表1.A10:工作表1.A15 工作表1.G9:工作表1.G9 工作表1.I11:工作表1.I16 工作表1.J9:工作表1.J9 工作表1.L11:工作表1.L16 工作表1.M9:工作表1.M9 工作表1.O11:工作表1.O16" chart:data-source-has-labels="row" svg:x="1.33cm" svg:y="1.635cm" svg:width="11.076cm" svg:height="6.21cm">
          <chartooo:coordinate-region svg:x="1.951cm" svg:y="1.834cm" svg:width="9.991cm" svg:height="5.364cm"/>
          <chart:axis chart:dimension="x" chart:name="primary-x" chart:style-name="ch5">
            <chart:title svg:x="4.826cm" svg:y="8.025cm" chart:style-name="ch6">
              <text:p>data size( number of vertex)</text:p>
            </chart:title>
          </chart:axis>
          <chart:axis chart:dimension="y" chart:name="primary-y" chart:style-name="ch7">
            <chart:title svg:x="0.451cm" svg:y="5.723cm" chart:style-name="ch8">
              <text:p>memory(MB)</text:p>
            </chart:title>
            <chart:grid chart:style-name="ch9" chart:class="major"/>
          </chart:axis>
          <chart:series chart:style-name="ch10" chart:values-cell-range-address="工作表1.I11:工作表1.I16" chart:label-cell-address="工作表1.G9:工作表1.G9" chart:class="chart:scatter">
            <chart:domain table:cell-range-address="工作表1.A10:工作表1.A15"/>
            <chart:data-point chart:repeated="6"/>
          </chart:series>
          <chart:series chart:style-name="ch11" chart:values-cell-range-address="工作表1.L11:工作表1.L16" chart:label-cell-address="工作表1.J9:工作表1.J9" chart:class="chart:scatter">
            <chart:data-point chart:repeated="6"/>
          </chart:series>
          <chart:series chart:style-name="ch12" chart:values-cell-range-address="工作表1.O11:工作表1.O16" chart:label-cell-address="工作表1.M9:工作表1.M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DFS</text:p>
                <draw:g>
                  <svg:desc>工作表1.G9:工作表1.G9</svg:desc>
                </draw:g>
              </table:table-cell>
              <table:table-cell office:value-type="string">
                <text:p>BFS</text:p>
                <draw:g>
                  <svg:desc>工作表1.J9:工作表1.J9</svg:desc>
                </draw:g>
              </table:table-cell>
              <table:table-cell office:value-type="string">
                <text:p>MST(prim)</text:p>
                <draw:g>
                  <svg:desc>工作表1.M9:工作表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工作表1.A10:工作表1.A15</svg:desc>
                </draw:g>
              </table:table-cell>
              <table:table-cell office:value-type="float" office:value="3.38672">
                <text:p>3.38672</text:p>
                <draw:g>
                  <svg:desc>工作表1.I11:工作表1.I16</svg:desc>
                </draw:g>
              </table:table-cell>
              <table:table-cell office:value-type="float" office:value="3.38672">
                <text:p>3.38672</text:p>
                <draw:g>
                  <svg:desc>工作表1.L11:工作表1.L16</svg:desc>
                </draw:g>
              </table:table-cell>
              <table:table-cell office:value-type="float" office:value="3.38672">
                <text:p>3.38672</text:p>
                <draw:g>
                  <svg:desc>工作表1.O11:工作表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38672">
                <text:p>3.38672</text:p>
              </table:table-cell>
              <table:table-cell office:value-type="float" office:value="3.38672">
                <text:p>3.38672</text:p>
              </table:table-cell>
              <table:table-cell office:value-type="float" office:value="3.38672">
                <text:p>3.38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38672">
                <text:p>3.38672</text:p>
              </table:table-cell>
              <table:table-cell office:value-type="float" office:value="3.38672">
                <text:p>3.38672</text:p>
              </table:table-cell>
              <table:table-cell office:value-type="float" office:value="3.38672">
                <text:p>3.38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64453">
                <text:p>3.64453</text:p>
              </table:table-cell>
              <table:table-cell office:value-type="float" office:value="3.64453">
                <text:p>3.64453</text:p>
              </table:table-cell>
              <table:table-cell office:value-type="float" office:value="3.64453">
                <text:p>3.64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6.21094">
                <text:p>6.21094</text:p>
              </table:table-cell>
              <table:table-cell office:value-type="float" office:value="6.21094">
                <text:p>6.21094</text:p>
              </table:table-cell>
              <table:table-cell office:value-type="float" office:value="6.21094">
                <text:p>6.21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8.8516">
                <text:p>18.8516</text:p>
              </table:table-cell>
              <table:table-cell office:value-type="float" office:value="18.8555">
                <text:p>18.8555</text:p>
              </table:table-cell>
              <table:table-cell office:value-type="float" office:value="19.0469">
                <text:p>19.0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